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7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 style:font-name="Sans" fo:font-size="10pt" fo:font-style="normal" style:text-underline-style="none" fo:font-weight="normal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7" style:family="table-cell" style:parent-style-name="Default" style:data-style-name="N100">
      <style:table-cell-properties fo:background-color="#355269" fo:border="0.06pt solid #ffffff"/>
      <style:text-properties fo:color="#e8a202" style:font-name="LM Roman Caps 10"/>
    </style:style>
    <style:style style:name="ce8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14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32" style:family="table-cell" style:parent-style-name="Default">
      <style:table-cell-properties fo:background-color="#28264e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8" style:family="table-cell" style:parent-style-name="Default">
      <style:table-cell-properties fo:background-color="#813709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9" style:family="table-cell" style:parent-style-name="Default" style:data-style-name="N0">
      <style:table-cell-properties fo:background-color="#813709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6" style:family="table-cell" style:parent-style-name="Default">
      <style:table-cell-properties fo:background-color="#333333" style:text-align-source="fix" style:repeat-content="false" fo:border="0.06pt solid #ffffff"/>
      <style:paragraph-properties fo:text-align="end"/>
      <style:text-properties fo:color="#ffffff"/>
    </style:style>
    <style:style style:name="ce17" style:family="table-cell" style:parent-style-name="Default">
      <style:table-cell-properties style:glyph-orientation-vertical="0" fo:background-color="#333333" style:text-align-source="fix" style:repeat-content="false" fo:border="0.06pt solid #ffffff" style:direction="ltr"/>
      <style:paragraph-properties fo:text-align="end"/>
      <style:text-properties fo:color="#ffffff"/>
    </style:style>
    <style:style style:name="ce18" style:family="table-cell" style:parent-style-name="Default">
      <style:table-cell-properties style:glyph-orientation-vertical="0" fo:background-color="#333333" style:direction="ltr"/>
      <style:text-properties fo:color="#ffffff"/>
    </style:style>
    <style:style style:name="ce9" style:family="table-cell" style:parent-style-name="Default">
      <style:table-cell-properties fo:background-color="#333333" fo:border="0.06pt solid #ffffff"/>
      <style:text-properties fo:color="#ffffff" style:font-name="Sans" fo:font-size="10pt" fo:font-style="normal" style:text-underline-style="none" fo:font-weight="normal"/>
    </style:style>
    <style:style style:name="ce44" style:family="table-cell" style:parent-style-name="Default">
      <style:table-cell-properties fo:background-color="#1a2d1c" style:text-align-source="fix" style:repeat-content="false" fo:border="0.06pt solid #ffffff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/>
    </style:style>
    <style:style style:name="ce43" style:family="table-cell" style:parent-style-name="Default">
      <style:table-cell-properties fo:background-color="#333333" fo:border="0.06pt solid #000000"/>
      <style:text-properties fo:color="#ffffff" style:font-name="Sans" fo:font-size="10pt" fo:font-style="normal" style:text-underline-style="none" fo:font-weight="normal"/>
    </style:style>
    <style:style style:name="ce2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6" table:default-cell-style-name="ce1"/>
        <table:table-column table:style-name="co6" table:number-columns-repeated="218" table:default-cell-style-name="ce1"/>
        <table:table-row table:style-name="ro1">
          <table:table-cell table:style-name="ce3" office:value-type="string" calcext:value-type="string">
            <text:p>NOM Prénom</text:p>
          </table:table-cell>
          <table:table-cell table:style-name="ce32" office:value-type="string" calcext:value-type="string">
            <text:p>Note</text:p>
          </table:table-cell>
          <table:table-cell table:style-name="ce13" office:value-type="string" calcext:value-type="string">
            <text:p>Class.</text:p>
          </table:table-cell>
          <table:table-cell table:style-name="ce28" office:value-type="string" calcext:value-type="string">
            <text:p>ECTS</text:p>
          </table:table-cell>
          <table:table-cell table:style-name="ce16" office:value-type="string" calcext:value-type="string">
            <text:p>Devoir</text:p>
          </table:table-cell>
          <table:table-cell table:style-name="ce44" office:value-type="string" calcext:value-type="string">
            <text:p>DS6</text:p>
          </table:table-cell>
          <table:table-cell table:style-name="ce44" office:value-type="string" calcext:value-type="string">
            <text:p>CB</text:p>
          </table:table-cell>
          <table:table-cell table:style-name="ce44" office:value-type="string" calcext:value-type="string">
            <text:p>DS8</text:p>
          </table:table-cell>
          <table:table-cell table:style-name="ce44" office:value-type="string" calcext:value-type="string">
            <text:p>DM1</text:p>
          </table:table-cell>
          <table:table-cell table:style-name="ce44" office:value-type="string" calcext:value-type="string">
            <text:p>DM2</text:p>
          </table:table-cell>
          <table:table-cell table:style-name="ce44" office:value-type="string" calcext:value-type="string">
            <text:p>DM3</text:p>
          </table:table-cell>
          <table:table-cell table:number-columns-repeated="218"/>
        </table:table-row>
        <table:table-row table:style-name="ro1">
          <table:table-cell table:style-name="ce4"/>
          <table:table-cell table:style-name="ce32" table:formula="of:=SUM([.F2:.H2])" office:value-type="float" office:value="12" calcext:value-type="float">
            <text:p>12</text:p>
          </table:table-cell>
          <table:table-cell table:style-name="ce4" table:number-columns-repeated="2"/>
          <table:table-cell table:style-name="ce17" office:value-type="string" calcext:value-type="string">
            <text:p>Coeff.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number-columns-repeated="218"/>
        </table:table-row>
        <table:table-row table:style-name="ro1">
          <table:table-cell table:style-name="ce4" table:number-columns-repeated="4"/>
          <table:table-cell table:style-name="ce18"/>
          <table:table-cell table:style-name="ce22" table:number-columns-repeated="3"/>
          <table:table-cell table:style-name="ce4" table:number-columns-repeated="3"/>
          <table:table-cell table:number-columns-repeated="218"/>
        </table:table-row>
        <table:table-row table:style-name="ro1">
          <table:table-cell table:style-name="ce7" office:value-type="string" calcext:value-type="string">
            <text:p>Arkhipova</text:p>
          </table:table-cell>
          <table:table-cell table:style-name="ce32" table:formula="of:=ROUND(SUMPRODUCT([.F4:.H4];[.$F$2:.$H$2])/SUMPRODUCT(IF([.F4:.H4]=&quot;&quot;;0;1);[.$F$2:.$H$2]);1) + SUM([.I4:.K4])/10" office:value-type="float" office:value="10.8" calcext:value-type="float">
            <text:p>10.8</text:p>
          </table:table-cell>
          <table:table-cell table:style-name="ce13" table:formula="of:=RANK([.B4];[.B$4:.B$25])" office:value-type="float" office:value="7" calcext:value-type="float">
            <text:p>7</text:p>
          </table:table-cell>
          <table:table-cell table:style-name="ce29" table:formula="of:=SUBSTITUTE(ADDRESS(1;ROUND(5-[.B4]/3.5);4);&quot;1&quot;;&quot;&quot;)" office:value-type="string" office:string-value="B" calcext:value-type="string">
            <text:p>B</text:p>
          </table:table-cell>
          <table:table-cell table:style-name="ce9"/>
          <table:table-cell table:style-name="ce13" office:value-type="float" office:value="11.5" calcext:value-type="float">
            <text:p>11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Ayari</text:p>
          </table:table-cell>
          <table:table-cell table:style-name="ce32" table:formula="of:=ROUND(SUMPRODUCT([.F5:.H5];[.$F$2:.$H$2])/SUMPRODUCT(IF([.F5:.H5]=&quot;&quot;;0;1);[.$F$2:.$H$2]);1) + SUM([.I5:.K5])/10" office:value-type="float" office:value="5.5" calcext:value-type="float">
            <text:p>5.5</text:p>
          </table:table-cell>
          <table:table-cell table:style-name="ce13" table:formula="of:=RANK([.B5];[.B$4:.B$25])" office:value-type="float" office:value="19" calcext:value-type="float">
            <text:p>19</text:p>
          </table:table-cell>
          <table:table-cell table:style-name="ce29" table:formula="of:=SUBSTITUTE(ADDRESS(1;ROUND(5-[.B5]/3.5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5.5" calcext:value-type="float">
            <text:p>5.5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18"/>
        </table:table-row>
        <table:table-row table:style-name="ro1">
          <table:table-cell table:style-name="ce7" office:value-type="string" calcext:value-type="string">
            <text:p>Bamas</text:p>
          </table:table-cell>
          <table:table-cell table:style-name="ce32" table:formula="of:=ROUND(SUMPRODUCT([.F6:.H6];[.$F$2:.$H$2])/SUMPRODUCT(IF([.F6:.H6]=&quot;&quot;;0;1);[.$F$2:.$H$2]);1) + SUM([.I6:.K6])/10" office:value-type="float" office:value="7.3" calcext:value-type="float">
            <text:p>7.3</text:p>
          </table:table-cell>
          <table:table-cell table:style-name="ce13" table:formula="of:=RANK([.B6];[.B$4:.B$25])" office:value-type="float" office:value="14" calcext:value-type="float">
            <text:p>14</text:p>
          </table:table-cell>
          <table:table-cell table:style-name="ce29" table:formula="of:=SUBSTITUTE(ADDRESS(1;ROUND(5-[.B6]/3.5);4);&quot;1&quot;;&quot;&quot;)" office:value-type="string" office:string-value="C" calcext:value-type="string">
            <text:p>C</text:p>
          </table:table-cell>
          <table:table-cell table:style-name="ce9"/>
          <table:table-cell table:style-name="ce13"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7.5" calcext:value-type="float">
            <text:p>7.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Bicherel</text:p>
          </table:table-cell>
          <table:table-cell table:style-name="ce32" table:formula="of:=ROUND(SUMPRODUCT([.F7:.H7];[.$F$2:.$H$2])/SUMPRODUCT(IF([.F7:.H7]=&quot;&quot;;0;1);[.$F$2:.$H$2]);1) + SUM([.I7:.K7])/10" office:value-type="float" office:value="4.2" calcext:value-type="float">
            <text:p>4.2</text:p>
          </table:table-cell>
          <table:table-cell table:style-name="ce13" table:formula="of:=RANK([.B7];[.B$4:.B$25])" office:value-type="float" office:value="22" calcext:value-type="float">
            <text:p>22</text:p>
          </table:table-cell>
          <table:table-cell table:style-name="ce29" table:formula="of:=SUBSTITUTE(ADDRESS(1;ROUND(5-[.B7]/3.5);4);&quot;1&quot;;&quot;&quot;)" office:value-type="string" office:string-value="D" calcext:value-type="string">
            <text:p>D</text:p>
          </table:table-cell>
          <table:table-cell table:style-name="ce9"/>
          <table:table-cell table:style-name="ce1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-2" calcext:value-type="float">
            <text:p>-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Buisson</text:p>
          </table:table-cell>
          <table:table-cell table:style-name="ce32" table:formula="of:=ROUND(SUMPRODUCT([.F8:.H8];[.$F$2:.$H$2])/SUMPRODUCT(IF([.F8:.H8]=&quot;&quot;;0;1);[.$F$2:.$H$2]);1) + SUM([.I8:.K8])/10" office:value-type="float" office:value="8.6" calcext:value-type="float">
            <text:p>8.6</text:p>
          </table:table-cell>
          <table:table-cell table:style-name="ce13" table:formula="of:=RANK([.B8];[.B$4:.B$25])" office:value-type="float" office:value="11" calcext:value-type="float">
            <text:p>11</text:p>
          </table:table-cell>
          <table:table-cell table:style-name="ce29" table:formula="of:=SUBSTITUTE(ADDRESS(1;ROUND(5-[.B8]/3.5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Castet</text:p>
          </table:table-cell>
          <table:table-cell table:style-name="ce32" table:formula="of:=ROUND(SUMPRODUCT([.F9:.H9];[.$F$2:.$H$2])/SUMPRODUCT(IF([.F9:.H9]=&quot;&quot;;0;1);[.$F$2:.$H$2]);1) + SUM([.I9:.K9])/10" office:value-type="float" office:value="5.6" calcext:value-type="float">
            <text:p>5.6</text:p>
          </table:table-cell>
          <table:table-cell table:style-name="ce13" table:formula="of:=RANK([.B9];[.B$4:.B$25])" office:value-type="float" office:value="17" calcext:value-type="float">
            <text:p>17</text:p>
          </table:table-cell>
          <table:table-cell table:style-name="ce29" table:formula="of:=SUBSTITUTE(ADDRESS(1;ROUND(5-[.B9]/3.5);4);&quot;1&quot;;&quot;&quot;)" office:value-type="string" office:string-value="C" calcext:value-type="string">
            <text:p>C</text:p>
          </table:table-cell>
          <table:table-cell table:style-name="ce9"/>
          <table:table-cell table:style-name="ce1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Chappaz</text:p>
          </table:table-cell>
          <table:table-cell table:style-name="ce32" table:formula="of:=ROUND(SUMPRODUCT([.F10:.H10];[.$F$2:.$H$2])/SUMPRODUCT(IF([.F10:.H10]=&quot;&quot;;0;1);[.$F$2:.$H$2]);1) + SUM([.I10:.K10])/10" office:value-type="float" office:value="17.9" calcext:value-type="float">
            <text:p>17.9</text:p>
          </table:table-cell>
          <table:table-cell table:style-name="ce13" table:formula="of:=RANK([.B10];[.B$4:.B$25])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9"/>
          <table:table-cell table:style-name="ce1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number-columns-repeated="218"/>
        </table:table-row>
        <table:table-row table:style-name="ro1">
          <table:table-cell table:style-name="ce7" office:value-type="string" calcext:value-type="string">
            <text:p>Diot</text:p>
          </table:table-cell>
          <table:table-cell table:style-name="ce32" table:formula="of:=ROUND(SUMPRODUCT([.F11:.H11];[.$F$2:.$H$2])/SUMPRODUCT(IF([.F11:.H11]=&quot;&quot;;0;1);[.$F$2:.$H$2]);1) + SUM([.I11:.K11])/10" office:value-type="float" office:value="7.4" calcext:value-type="float">
            <text:p>7.4</text:p>
          </table:table-cell>
          <table:table-cell table:style-name="ce13" table:formula="of:=RANK([.B11];[.B$4:.B$25])" office:value-type="float" office:value="12" calcext:value-type="float">
            <text:p>12</text:p>
          </table:table-cell>
          <table:table-cell table:style-name="ce29" table:formula="of:=SUBSTITUTE(ADDRESS(1;ROUND(5-[.B11]/3.5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8.5" calcext:value-type="float">
            <text:p>8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Dupre</text:p>
          </table:table-cell>
          <table:table-cell table:style-name="ce32" table:formula="of:=ROUND(SUMPRODUCT([.F12:.H12];[.$F$2:.$H$2])/SUMPRODUCT(IF([.F12:.H12]=&quot;&quot;;0;1);[.$F$2:.$H$2]);1) + SUM([.I12:.K12])/10" office:value-type="float" office:value="9.1" calcext:value-type="float">
            <text:p>9.1</text:p>
          </table:table-cell>
          <table:table-cell table:style-name="ce13" table:formula="of:=RANK([.B12];[.B$4:.B$25])" office:value-type="float" office:value="9" calcext:value-type="float">
            <text:p>9</text:p>
          </table:table-cell>
          <table:table-cell table:style-name="ce29" table:formula="of:=SUBSTITUTE(ADDRESS(1;ROUND(5-[.B12]/3.5);4);&quot;1&quot;;&quot;&quot;)" office:value-type="string" office:string-value="B" calcext:value-type="string">
            <text:p>B</text:p>
          </table:table-cell>
          <table:table-cell table:style-name="ce9"/>
          <table:table-cell table:style-name="ce13" office:value-type="float" office:value="8.5" calcext:value-type="float">
            <text:p>8.5</text:p>
          </table:table-cell>
          <table:table-cell table:style-name="ce3" office:value-type="float" office:value="9.5" calcext:value-type="float">
            <text:p>9.5</text:p>
          </table:table-cell>
          <table:table-cell table:style-name="ce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-2" calcext:value-type="float">
            <text:p>-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7" office:value-type="string" calcext:value-type="string">
            <text:p>Duval</text:p>
          </table:table-cell>
          <table:table-cell table:style-name="ce32" table:formula="of:=ROUND(SUMPRODUCT([.F13:.H13];[.$F$2:.$H$2])/SUMPRODUCT(IF([.F13:.H13]=&quot;&quot;;0;1);[.$F$2:.$H$2]);1) + SUM([.I13:.K13])/10" office:value-type="float" office:value="12.4" calcext:value-type="float">
            <text:p>12.4</text:p>
          </table:table-cell>
          <table:table-cell table:style-name="ce13" table:formula="of:=RANK([.B13];[.B$4:.B$25])" office:value-type="float" office:value="4" calcext:value-type="float">
            <text:p>4</text:p>
          </table:table-cell>
          <table:table-cell table:style-name="ce29" table:formula="of:=SUBSTITUTE(ADDRESS(1;ROUND(5-[.B13]/3.5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4.5" calcext:value-type="float">
            <text:p>14.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Ferrand</text:p>
          </table:table-cell>
          <table:table-cell table:style-name="ce32" table:formula="of:=ROUND(SUMPRODUCT([.F14:.H14];[.$F$2:.$H$2])/SUMPRODUCT(IF([.F14:.H14]=&quot;&quot;;0;1);[.$F$2:.$H$2]);1) + SUM([.I14:.K14])/10" office:value-type="float" office:value="8.9" calcext:value-type="float">
            <text:p>8.9</text:p>
          </table:table-cell>
          <table:table-cell table:style-name="ce13" table:formula="of:=RANK([.B14];[.B$4:.B$25])" office:value-type="float" office:value="10" calcext:value-type="float">
            <text:p>10</text:p>
          </table:table-cell>
          <table:table-cell table:style-name="ce29" table:formula="of:=SUBSTITUTE(ADDRESS(1;ROUND(5-[.B14]/3.5);4);&quot;1&quot;;&quot;&quot;)" office:value-type="string" office:string-value="B" calcext:value-type="string">
            <text:p>B</text:p>
          </table:table-cell>
          <table:table-cell table:style-name="ce9"/>
          <table:table-cell table:style-name="ce13" office:value-type="float" office:value="8.5" calcext:value-type="float">
            <text:p>8.5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Foissac</text:p>
          </table:table-cell>
          <table:table-cell table:style-name="ce32" table:formula="of:=ROUND(SUMPRODUCT([.F15:.H15];[.$F$2:.$H$2])/SUMPRODUCT(IF([.F15:.H15]=&quot;&quot;;0;1);[.$F$2:.$H$2]);1) + SUM([.I15:.K15])/10" office:value-type="float" office:value="5.6" calcext:value-type="float">
            <text:p>5.6</text:p>
          </table:table-cell>
          <table:table-cell table:style-name="ce13" table:formula="of:=RANK([.B15];[.B$4:.B$25])" office:value-type="float" office:value="17" calcext:value-type="float">
            <text:p>17</text:p>
          </table:table-cell>
          <table:table-cell table:style-name="ce29" table:formula="of:=SUBSTITUTE(ADDRESS(1;ROUND(5-[.B15]/3.5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6.5" calcext:value-type="float">
            <text:p>6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5" calcext:value-type="float">
            <text:p>4.5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18"/>
        </table:table-row>
        <table:table-row table:style-name="ro1">
          <table:table-cell table:style-name="ce7" office:value-type="string" calcext:value-type="string">
            <text:p>Fourcade</text:p>
          </table:table-cell>
          <table:table-cell table:style-name="ce32" table:formula="of:=ROUND(SUMPRODUCT([.F16:.H16];[.$F$2:.$H$2])/SUMPRODUCT(IF([.F16:.H16]=&quot;&quot;;0;1);[.$F$2:.$H$2]);1) + SUM([.I16:.K16])/10" office:value-type="float" office:value="12" calcext:value-type="float">
            <text:p>12</text:p>
          </table:table-cell>
          <table:table-cell table:style-name="ce13" table:formula="of:=RANK([.B16];[.B$4:.B$25])" office:value-type="float" office:value="5" calcext:value-type="float">
            <text:p>5</text:p>
          </table:table-cell>
          <table:table-cell table:style-name="ce29" table:formula="of:=SUBSTITUTE(ADDRESS(1;ROUND(5-[.B16]/3.5);4);&quot;1&quot;;&quot;&quot;)" office:value-type="string" office:string-value="B" calcext:value-type="string">
            <text:p>B</text:p>
          </table:table-cell>
          <table:table-cell table:style-name="ce9"/>
          <table:table-cell table:style-name="ce1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7" office:value-type="string" calcext:value-type="string">
            <text:p>James</text:p>
          </table:table-cell>
          <table:table-cell table:style-name="ce32" table:formula="of:=ROUND(SUMPRODUCT([.F17:.H17];[.$F$2:.$H$2])/SUMPRODUCT(IF([.F17:.H17]=&quot;&quot;;0;1);[.$F$2:.$H$2]);1) + SUM([.I17:.K17])/10" office:value-type="float" office:value="12.9" calcext:value-type="float">
            <text:p>12.9</text:p>
          </table:table-cell>
          <table:table-cell table:style-name="ce13" table:formula="of:=RANK([.B17];[.B$4:.B$25])" office:value-type="float" office:value="3" calcext:value-type="float">
            <text:p>3</text:p>
          </table:table-cell>
          <table:table-cell table:style-name="ce29" table:formula="of:=SUBSTITUTE(ADDRESS(1;ROUND(5-[.B17]/3.5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Lalande</text:p>
          </table:table-cell>
          <table:table-cell table:style-name="ce32" table:formula="of:=ROUND(SUMPRODUCT([.F18:.H18];[.$F$2:.$H$2])/SUMPRODUCT(IF([.F18:.H18]=&quot;&quot;;0;1);[.$F$2:.$H$2]);1) + SUM([.I18:.K18])/10" office:value-type="float" office:value="5.3" calcext:value-type="float">
            <text:p>5.3</text:p>
          </table:table-cell>
          <table:table-cell table:style-name="ce13" table:formula="of:=RANK([.B18];[.B$4:.B$25])" office:value-type="float" office:value="20" calcext:value-type="float">
            <text:p>20</text:p>
          </table:table-cell>
          <table:table-cell table:style-name="ce29" table:formula="of:=SUBSTITUTE(ADDRESS(1;ROUND(5-[.B18]/3.5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Le Maitre-Silaire</text:p>
          </table:table-cell>
          <table:table-cell table:style-name="ce32" table:formula="of:=ROUND(SUMPRODUCT([.F19:.H19];[.$F$2:.$H$2])/SUMPRODUCT(IF([.F19:.H19]=&quot;&quot;;0;1);[.$F$2:.$H$2]);1) + SUM([.I19:.K19])/10" office:value-type="float" office:value="7.4" calcext:value-type="float">
            <text:p>7.4</text:p>
          </table:table-cell>
          <table:table-cell table:style-name="ce13" table:formula="of:=RANK([.B19];[.B$4:.B$25])" office:value-type="float" office:value="13" calcext:value-type="float">
            <text:p>13</text:p>
          </table:table-cell>
          <table:table-cell table:style-name="ce29" table:formula="of:=SUBSTITUTE(ADDRESS(1;ROUND(5-[.B19]/3.5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9" calcext:value-type="float">
            <text:p>9</text:p>
          </table:table-cell>
          <table:table-cell table:style-name="ce3" office:value-type="float" office:value="4.5" calcext:value-type="float">
            <text:p>4.5</text:p>
          </table:table-cell>
          <table:table-cell table:style-name="ce3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Lestrade</text:p>
          </table:table-cell>
          <table:table-cell table:style-name="ce32" table:formula="of:=ROUND(SUMPRODUCT([.F20:.H20];[.$F$2:.$H$2])/SUMPRODUCT(IF([.F20:.H20]=&quot;&quot;;0;1);[.$F$2:.$H$2]);1) + SUM([.I20:.K20])/10" office:value-type="float" office:value="13.4" calcext:value-type="float">
            <text:p>13.4</text:p>
          </table:table-cell>
          <table:table-cell table:style-name="ce13" table:formula="of:=RANK([.B20];[.B$4:.B$25])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9"/>
          <table:table-cell table:style-name="ce13" office:value-type="float" office:value="13.5" calcext:value-type="float">
            <text:p>13.5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15.5" calcext:value-type="float">
            <text:p>15.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Morlan</text:p>
          </table:table-cell>
          <table:table-cell table:style-name="ce32" table:formula="of:=ROUND(SUMPRODUCT([.F21:.H21];[.$F$2:.$H$2])/SUMPRODUCT(IF([.F21:.H21]=&quot;&quot;;0;1);[.$F$2:.$H$2]);1) + SUM([.I21:.K21])/10" office:value-type="float" office:value="9.4" calcext:value-type="float">
            <text:p>9.4</text:p>
          </table:table-cell>
          <table:table-cell table:style-name="ce13" table:formula="of:=RANK([.B21];[.B$4:.B$25])" office:value-type="float" office:value="8" calcext:value-type="float">
            <text:p>8</text:p>
          </table:table-cell>
          <table:table-cell table:style-name="ce29" table:formula="of:=SUBSTITUTE(ADDRESS(1;ROUND(5-[.B21]/3.5);4);&quot;1&quot;;&quot;&quot;)" office:value-type="string" office:string-value="B" calcext:value-type="string">
            <text:p>B</text:p>
          </table:table-cell>
          <table:table-cell table:style-name="ce9"/>
          <table:table-cell table:style-name="ce13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5" calcext:value-type="float">
            <text:p>6.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18"/>
        </table:table-row>
        <table:table-row table:style-name="ro1">
          <table:table-cell table:style-name="ce7" office:value-type="string" calcext:value-type="string">
            <text:p>Mouret</text:p>
          </table:table-cell>
          <table:table-cell table:style-name="ce32" table:formula="of:=ROUND(SUMPRODUCT([.F22:.H22];[.$F$2:.$H$2])/SUMPRODUCT(IF([.F22:.H22]=&quot;&quot;;0;1);[.$F$2:.$H$2]);1) + SUM([.I22:.K22])/10" office:value-type="float" office:value="11.6" calcext:value-type="float">
            <text:p>11.6</text:p>
          </table:table-cell>
          <table:table-cell table:style-name="ce13" table:formula="of:=RANK([.B22];[.B$4:.B$25])" office:value-type="float" office:value="6" calcext:value-type="float">
            <text:p>6</text:p>
          </table:table-cell>
          <table:table-cell table:style-name="ce29" table:formula="of:=SUBSTITUTE(ADDRESS(1;ROUND(5-[.B22]/3.5);4);&quot;1&quot;;&quot;&quot;)" office:value-type="string" office:string-value="B" calcext:value-type="string">
            <text:p>B</text:p>
          </table:table-cell>
          <table:table-cell table:style-name="ce9"/>
          <table:table-cell table:style-name="ce1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.5" calcext:value-type="float">
            <text:p>11.5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Mukoko-Cauvel</text:p>
          </table:table-cell>
          <table:table-cell table:style-name="ce32" table:formula="of:=ROUND(SUMPRODUCT([.F23:.H23];[.$F$2:.$H$2])/SUMPRODUCT(IF([.F23:.H23]=&quot;&quot;;0;1);[.$F$2:.$H$2]);1) + SUM([.I23:.K23])/10" office:value-type="float" office:value="4.6" calcext:value-type="float">
            <text:p>4.6</text:p>
          </table:table-cell>
          <table:table-cell table:style-name="ce13" table:formula="of:=RANK([.B23];[.B$4:.B$25])" office:value-type="float" office:value="21" calcext:value-type="float">
            <text:p>21</text:p>
          </table:table-cell>
          <table:table-cell table:style-name="ce29" table:formula="of:=SUBSTITUTE(ADDRESS(1;ROUND(5-[.B23]/3.5);4);&quot;1&quot;;&quot;&quot;)" office:value-type="string" office:string-value="D" calcext:value-type="string">
            <text:p>D</text:p>
          </table:table-cell>
          <table:table-cell table:style-name="ce9"/>
          <table:table-cell table:style-name="ce13" office:value-type="float" office:value="5.5" calcext:value-type="float">
            <text:p>5.5</text:p>
          </table:table-cell>
          <table:table-cell table:number-columns-repeated="2" table:style-name="ce23" office:value-type="float" office:value="3.5" calcext:value-type="float">
            <text:p>3.5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Pallier</text:p>
          </table:table-cell>
          <table:table-cell table:style-name="ce32" table:formula="of:=ROUND(SUMPRODUCT([.F24:.H24];[.$F$2:.$H$2])/SUMPRODUCT(IF([.F24:.H24]=&quot;&quot;;0;1);[.$F$2:.$H$2]);1) + SUM([.I24:.K24])/10" office:value-type="float" office:value="6" calcext:value-type="float">
            <text:p>6</text:p>
          </table:table-cell>
          <table:table-cell table:style-name="ce13" table:formula="of:=RANK([.B24];[.B$4:.B$25])" office:value-type="float" office:value="16" calcext:value-type="float">
            <text:p>16</text:p>
          </table:table-cell>
          <table:table-cell table:style-name="ce29" table:formula="of:=SUBSTITUTE(ADDRESS(1;ROUND(5-[.B24]/3.5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8.5" calcext:value-type="float">
            <text:p>8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Ramond</text:p>
          </table:table-cell>
          <table:table-cell table:style-name="ce32" table:formula="of:=ROUND(SUMPRODUCT([.F25:.H25];[.$F$2:.$H$2])/SUMPRODUCT(IF([.F25:.H25]=&quot;&quot;;0;1);[.$F$2:.$H$2]);1) + SUM([.I25:.K25])/10" office:value-type="float" office:value="6.9" calcext:value-type="float">
            <text:p>6.9</text:p>
          </table:table-cell>
          <table:table-cell table:style-name="ce13" table:formula="of:=RANK([.B25];[.B$4:.B$25])" office:value-type="float" office:value="15" calcext:value-type="float">
            <text:p>15</text:p>
          </table:table-cell>
          <table:table-cell table:style-name="ce29" table:formula="of:=SUBSTITUTE(ADDRESS(1;ROUND(5-[.B25]/3.5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Sahli</text:p>
          </table:table-cell>
          <table:table-cell table:style-name="ce32" table:formula="of:=ROUND(SUMPRODUCT([.F26:.H26];[.$F$2:.$H$2])/SUMPRODUCT(IF([.F26:.H26]=&quot;&quot;;0;1);[.$F$2:.$H$2]);1) + SUM([.I26:.K26])/10" office:value-type="float" office:value="5.9" calcext:value-type="float">
            <text:p>5.9</text:p>
          </table:table-cell>
          <table:table-cell table:style-name="ce13" table:formula="of:=RANK([.B26];[.B$4:.B$25])" office:value-type="float" office:value="17" calcext:value-type="float">
            <text:p>17</text:p>
          </table:table-cell>
          <table:table-cell table:style-name="ce29" table:formula="of:=SUBSTITUTE(ADDRESS(1;ROUND(5-[.B26]/3.5);4);&quot;1&quot;;&quot;&quot;)" office:value-type="string" office:string-value="C" calcext:value-type="string">
            <text:p>C</text:p>
          </table:table-cell>
          <table:table-cell table:style-name="ce9"/>
          <table:table-cell table:style-name="ce9" office:value-type="float" office:value="7.5" calcext:value-type="float">
            <text:p>7.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" calcext:value-type="float">
            <text:p>7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Sanjaume</text:p>
          </table:table-cell>
          <table:table-cell table:style-name="ce32" table:formula="of:=ROUND(SUMPRODUCT([.F27:.H27];[.$F$2:.$H$2])/SUMPRODUCT(IF([.F27:.H27]=&quot;&quot;;0;1);[.$F$2:.$H$2]);1) + SUM([.I27:.K27])/10" office:value-type="float" office:value="6.6" calcext:value-type="float">
            <text:p>6.6</text:p>
          </table:table-cell>
          <table:table-cell table:style-name="ce13" table:formula="of:=RANK([.B27];[.B$4:.B$25])" office:value-type="float" office:value="16" calcext:value-type="float">
            <text:p>16</text:p>
          </table:table-cell>
          <table:table-cell table:style-name="ce29" table:formula="of:=SUBSTITUTE(ADDRESS(1;ROUND(5-[.B27]/3.5);4);&quot;1&quot;;&quot;&quot;)" office:value-type="string" office:string-value="C" calcext:value-type="string">
            <text:p>C</text:p>
          </table:table-cell>
          <table:table-cell table:style-name="ce13"/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Scelles</text:p>
          </table:table-cell>
          <table:table-cell table:style-name="ce32" table:formula="of:=ROUND(SUMPRODUCT([.F28:.H28];[.$F$2:.$H$2])/SUMPRODUCT(IF([.F28:.H28]=&quot;&quot;;0;1);[.$F$2:.$H$2]);1) + SUM([.I28:.K28])/10" office:value-type="float" office:value="5.8" calcext:value-type="float">
            <text:p>5.8</text:p>
          </table:table-cell>
          <table:table-cell table:style-name="ce13" table:formula="of:=RANK([.B28];[.B$4:.B$25])" office:value-type="float" office:value="17" calcext:value-type="float">
            <text:p>17</text:p>
          </table:table-cell>
          <table:table-cell table:style-name="ce29" office:value-type="string" calcext:value-type="string">
            <text:p>F</text:p>
          </table:table-cell>
          <table:table-cell table:style-name="ce13"/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Schorsch</text:p>
          </table:table-cell>
          <table:table-cell table:style-name="ce32" table:formula="of:=ROUND(SUMPRODUCT([.F29:.H29];[.$F$2:.$H$2])/SUMPRODUCT(IF([.F29:.H29]=&quot;&quot;;0;1);[.$F$2:.$H$2]);1) + SUM([.I29:.K29])/10" office:value-type="float" office:value="10.2" calcext:value-type="float">
            <text:p>10.2</text:p>
          </table:table-cell>
          <table:table-cell table:style-name="ce13" table:formula="of:=RANK([.B29];[.B$4:.B$25])" office:value-type="float" office:value="8" calcext:value-type="float">
            <text:p>8</text:p>
          </table:table-cell>
          <table:table-cell table:style-name="ce29" table:formula="of:=SUBSTITUTE(ADDRESS(1;ROUND(5-[.B29]/3.5);4);&quot;1&quot;;&quot;&quot;)" office:value-type="string" office:string-value="B" calcext:value-type="string">
            <text:p>B</text:p>
          </table:table-cell>
          <table:table-cell table:style-name="ce13"/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number-columns-repeated="229"/>
        </table:table-row>
        <table:table-row table:style-name="ro1">
          <table:table-cell table:style-name="ce14" office:value-type="string" calcext:value-type="string">
            <text:p>Moyenne</text:p>
          </table:table-cell>
          <table:table-cell table:style-name="ce32" table:formula="of:=AVERAGE([.B4:.B29])" office:value-type="float" office:value="8.51153846153846" calcext:value-type="float">
            <text:p>8.51153846153846</text:p>
          </table:table-cell>
          <table:table-cell table:number-columns-repeated="227"/>
        </table:table-row>
        <table:table-row table:style-name="ro1" table:number-rows-repeated="65492">
          <table:table-cell table:number-columns-repeated="229"/>
        </table:table-row>
        <table:table-row table:style-name="ro1">
          <table:table-cell table:number-columns-repeated="229"/>
        </table:table-row>
      </table:table>
      <table:table table:name="Histogramme (1)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53" table:default-cell-style-name="ce1"/>
        <table:table-row table:style-name="ro1">
          <table:table-cell table:style-name="ce2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[$Feuille1.$B$4:$Feuille1.$B$25]&lt;=[.A3];0;1)*IF([$Feuille1.$B$4:$Feuille1.$B$25]&gt;[.B3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[$Feuille1.$B$4:$Feuille1.$B$25]&lt;=[.A4];0;1)*IF([$Feuille1.$B$4:$Feuille1.$B$25]&gt;[.B4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[$Feuille1.$B$4:$Feuille1.$B$25]&lt;=[.A5];0;1)*IF([$Feuille1.$B$4:$Feuille1.$B$25]&gt;[.B5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[$Feuille1.$B$4:$Feuille1.$B$25]&lt;=[.A6];0;1)*IF([$Feuille1.$B$4:$Feuille1.$B$25]&gt;[.B6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[$Feuille1.$B$4:$Feuille1.$B$25]&lt;=[.A7];0;1)*IF([$Feuille1.$B$4:$Feuille1.$B$25]&gt;[.B7];0;1)*IF(ISNUMBER([$Feuille1.$B$4:$Feuille1.$B$25]);1;0))" office:value-type="float" office:value="2" calcext:value-type="float">
            <text:p>2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[$Feuille1.$B$4:$Feuille1.$B$25]&lt;=[.A8];0;1)*IF([$Feuille1.$B$4:$Feuille1.$B$25]&gt;[.B8];0;1)*IF(ISNUMBER([$Feuille1.$B$4:$Feuille1.$B$25]);1;0))" office:value-type="float" office:value="5" calcext:value-type="float">
            <text:p>5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[$Feuille1.$B$4:$Feuille1.$B$25]&lt;=[.A9];0;1)*IF([$Feuille1.$B$4:$Feuille1.$B$25]&gt;[.B9];0;1)*IF(ISNUMBER([$Feuille1.$B$4:$Feuille1.$B$25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[$Feuille1.$B$4:$Feuille1.$B$25]&lt;=[.A10];0;1)*IF([$Feuille1.$B$4:$Feuille1.$B$25]&gt;[.B10];0;1)*IF(ISNUMBER([$Feuille1.$B$4:$Feuille1.$B$25]);1;0))" office:value-type="float" office:value="3" calcext:value-type="float">
            <text:p>3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[$Feuille1.$B$4:$Feuille1.$B$25]&lt;=[.A11];0;1)*IF([$Feuille1.$B$4:$Feuille1.$B$25]&gt;[.B11];0;1)*IF(ISNUMBER([$Feuille1.$B$4:$Feuille1.$B$25]);1;0))" office:value-type="float" office:value="2" calcext:value-type="float">
            <text:p>2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[$Feuille1.$B$4:$Feuille1.$B$25]&lt;=[.A12];0;1)*IF([$Feuille1.$B$4:$Feuille1.$B$25]&gt;[.B12];0;1)*IF(ISNUMBER([$Feuille1.$B$4:$Feuille1.$B$25]);1;0))" office:value-type="float" office:value="2" calcext:value-type="float">
            <text:p>2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[$Feuille1.$B$4:$Feuille1.$B$25]&lt;=[.A13];0;1)*IF([$Feuille1.$B$4:$Feuille1.$B$25]&gt;[.B13];0;1)*IF(ISNUMBER([$Feuille1.$B$4:$Feuille1.$B$25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[$Feuille1.$B$4:$Feuille1.$B$25]&lt;=[.A14];0;1)*IF([$Feuille1.$B$4:$Feuille1.$B$25]&gt;[.B14];0;1)*IF(ISNUMBER([$Feuille1.$B$4:$Feuille1.$B$25]);1;0))" office:value-type="float" office:value="2" calcext:value-type="float">
            <text:p>2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[$Feuille1.$B$4:$Feuille1.$B$25]&lt;=[.A15];0;1)*IF([$Feuille1.$B$4:$Feuille1.$B$25]&gt;[.B15];0;1)*IF(ISNUMBER([$Feuille1.$B$4:$Feuille1.$B$25]);1;0))" office:value-type="float" office:value="2" calcext:value-type="float">
            <text:p>2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[$Feuille1.$B$4:$Feuille1.$B$25]&lt;=[.A16];0;1)*IF([$Feuille1.$B$4:$Feuille1.$B$25]&gt;[.B16];0;1)*IF(ISNUMBER([$Feuille1.$B$4:$Feuille1.$B$25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[$Feuille1.$B$4:$Feuille1.$B$25]&lt;=[.A17];0;1)*IF([$Feuille1.$B$4:$Feuille1.$B$25]&gt;[.B17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[$Feuille1.$B$4:$Feuille1.$B$25]&lt;=[.A18];0;1)*IF([$Feuille1.$B$4:$Feuille1.$B$25]&gt;[.B18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[$Feuille1.$B$4:$Feuille1.$B$25]&lt;=[.A19];0;1)*IF([$Feuille1.$B$4:$Feuille1.$B$25]&gt;[.B19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[$Feuille1.$B$4:$Feuille1.$B$25]&lt;=[.A20];0;1)*IF([$Feuille1.$B$4:$Feuille1.$B$25]&gt;[.B20];0;1)*IF(ISNUMBER([$Feuille1.$B$4:$Feuille1.$B$25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[$Feuille1.$B$4:$Feuille1.$B$25]&lt;=[.A21];0;1)*IF([$Feuille1.$B$4:$Feuille1.$B$25]&gt;[.B21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[$Feuille1.$B$4:$Feuille1.$B$25]&lt;=[.A22];0;1)*IF([$Feuille1.$B$4:$Feuille1.$B$25]&gt;[.B22];0;1)*IF(ISNUMBER([$Feuille1.$B$4:$Feuille1.$B$25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2:03:23.447178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02T12:18:40.012310594</dc:date>
    <meta:editing-duration>PT19H32M59S</meta:editing-duration>
    <meta:editing-cycles>326</meta:editing-cycles>
    <meta:generator>LibreOffice/6.4.7.2$Linux_X86_64 LibreOffice_project/40$Build-2</meta:generator>
    <meta:document-statistic meta:table-count="2" meta:cell-count="350" meta:object-count="0"/>
  </office:meta>
</office:document-meta>
</file>